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Preformatted_20_Text">
      <style:text-properties fo:font-size="12pt" style:font-size-asian="12pt" style:font-size-complex="12pt"/>
    </style:style>
    <style:style style:name="P4" style:family="paragraph" style:parent-style-name="Preformatted_20_Text">
      <style:paragraph-properties fo:margin-top="0cm" fo:margin-bottom="0.499cm" loext:contextual-spacing="false"/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N Queen is the problem of placing N chess queens on an N×N chessboard so that no two queens attack each other. For example, following is a solution for 4 Queen problem.</text:p>
      <text:p text:style-name="P1"/>
      <text:p text:style-name="P1"/>
      <text:p text:style-name="P3">while there are untried configurations</text:p>
      <text:p text:style-name="P3">{</text:p>
      <text:p text:style-name="P3"><text:s text:c="3"/>generate the next configuration</text:p>
      <text:p text:style-name="P3"><text:s text:c="3"/>if queens don't attack in this configuration then</text:p>
      <text:p text:style-name="P3"><text:s text:c="3"/>{</text:p>
      <text:p text:style-name="P3"><text:s text:c="6"/>print this configuration;</text:p>
      <text:p text:style-name="P3"><text:s text:c="3"/>}</text:p>
      <text:p text:style-name="P4">}</text:p>
      <text:p text:style-name="P2"/>
      <text:p text:style-name="P1"/>
      <text:p text:style-name="P3">1) Start in the leftmost column</text:p>
      <text:p text:style-name="P3">2) If all queens are placed</text:p>
      <text:p text:style-name="P3"><text:s text:c="4"/>return true</text:p>
      <text:p text:style-name="P3">3) Try all rows in the current column. </text:p>
      <text:p text:style-name="P3"><text:s text:c="3"/>Do following for every tried row.</text:p>
      <text:p text:style-name="P3"><text:s text:c="4"/>a) If the queen can be placed safely in this row </text:p>
      <text:p text:style-name="P3"><text:s text:c="7"/>then mark this [row, column] as part of the </text:p>
      <text:p text:style-name="P3"><text:s text:c="7"/>solution and recursively check if placing</text:p>
      <text:p text:style-name="P3"><text:s text:c="7"/>queen here leads to a solution.</text:p>
      <text:p text:style-name="P3"><text:s text:c="4"/>b) If placing the queen in [row, column] leads to</text:p>
      <text:p text:style-name="P3"><text:s text:c="7"/>a solution then return true.</text:p>
      <text:p text:style-name="P3"><text:s text:c="4"/>c) If placing queen doesn't lead to a solution then</text:p>
      <text:p text:style-name="P3"><text:s text:c="7"/>unmark this [row, column] (Backtrack) and go to </text:p>
      <text:p text:style-name="P3"><text:s text:c="7"/>step (a) to try other rows.</text:p>
      <text:p text:style-name="P3">3) If all rows have been tried and nothing worked,</text:p>
      <text:p text:style-name="P4"><text:s text:c="3"/>return false to trigger backtracking.</text:p>
      <text:p text:style-name="P1"/>
      <text:p text:style-name="P1"/>
      <text:p text:style-name="P1">/* C/C++ program to solve N Queen Problem using</text:p>
      <text:p text:style-name="P1">backtracking */</text:p>
      <text:p text:style-name="P1">#define N 4</text:p>
      <text:p text:style-name="P1">#include &lt;stdbool.h&gt;</text:p>
      <text:p text:style-name="P1">#include &lt;stdio.h&gt;</text:p>
      <text:p text:style-name="P1"/>
      <text:p text:style-name="P1">/* A utility function to print solution */</text:p>
      <text:p text:style-name="P1">void printSolution(int board[N][N])</text:p>
      <text:p text:style-name="P1">{</text:p>
      <text:p text:style-name="P1"><text:tab/>for (int i = 0; i &lt; N; i++) {</text:p>
      <text:p text:style-name="P1"><text:tab/><text:tab/>for (int j = 0; j &lt; N; j++)</text:p>
      <text:p text:style-name="P1"><text:soft-page-break/><text:tab/><text:tab/><text:tab/>printf(" %d ", board[i][j]);</text:p>
      <text:p text:style-name="P1"><text:tab/><text:tab/>printf("\n");</text:p>
      <text:p text:style-name="P1"><text:tab/>}</text:p>
      <text:p text:style-name="P1">}</text:p>
      <text:p text:style-name="P1"/>
      <text:p text:style-name="P1">/* A utility function to check if a queen can</text:p>
      <text:p text:style-name="P1">be placed on board[row][col]. Note that this</text:p>
      <text:p text:style-name="P1">function is called when "col" queens are</text:p>
      <text:p text:style-name="P1">already placed in columns from 0 to col -1.</text:p>
      <text:p text:style-name="P1">So we need to check only left side for</text:p>
      <text:p text:style-name="P1">attacking queens */</text:p>
      <text:p text:style-name="P1">bool isSafe(int board[N][N], int row, int col)</text:p>
      <text:p text:style-name="P1">{</text:p>
      <text:p text:style-name="P1"><text:tab/>int i, j;</text:p>
      <text:p text:style-name="P1"/>
      <text:p text:style-name="P1"><text:tab/>/* Check this row on left side */</text:p>
      <text:p text:style-name="P1"><text:tab/>for (i = 0; i &lt; col; i++)</text:p>
      <text:p text:style-name="P1"><text:tab/><text:tab/>if (board[row][i])</text:p>
      <text:p text:style-name="P1"><text:tab/><text:tab/><text:tab/>return false;</text:p>
      <text:p text:style-name="P1"/>
      <text:p text:style-name="P1"><text:tab/>/* Check upper diagonal on left side */</text:p>
      <text:p text:style-name="P1"><text:tab/>for (i = row, j = col; i &gt;= 0 &amp;&amp; j &gt;= 0; i--, j--)</text:p>
      <text:p text:style-name="P1"><text:tab/><text:tab/>if (board[i][j])</text:p>
      <text:p text:style-name="P1"><text:tab/><text:tab/><text:tab/>return false;</text:p>
      <text:p text:style-name="P1"/>
      <text:p text:style-name="P1"><text:tab/>/* Check lower diagonal on left side */</text:p>
      <text:p text:style-name="P1"><text:tab/>for (i = row, j = col; j &gt;= 0 &amp;&amp; i &lt; N; i++, j--)</text:p>
      <text:p text:style-name="P1"><text:tab/><text:tab/>if (board[i][j])</text:p>
      <text:p text:style-name="P1"><text:tab/><text:tab/><text:tab/>return false;</text:p>
      <text:p text:style-name="P1"/>
      <text:p text:style-name="P1"><text:tab/>return true;</text:p>
      <text:p text:style-name="P1">}</text:p>
      <text:p text:style-name="P1"/>
      <text:p text:style-name="P1">/* A recursive utility function to solve N</text:p>
      <text:p text:style-name="P1">Queen problem */</text:p>
      <text:p text:style-name="P1">bool solveNQUtil(int board[N][N], int col)</text:p>
      <text:p text:style-name="P1">{</text:p>
      <text:p text:style-name="P1"><text:tab/>/* base case: If all queens are placed</text:p>
      <text:p text:style-name="P1"><text:tab/>then return true */</text:p>
      <text:p text:style-name="P1"><text:soft-page-break/><text:tab/>if (col &gt;= N)</text:p>
      <text:p text:style-name="P1"><text:tab/><text:tab/>return true;</text:p>
      <text:p text:style-name="P1"/>
      <text:p text:style-name="P1"><text:tab/>/* Consider this column and try placing</text:p>
      <text:p text:style-name="P1"><text:tab/>this queen in all rows one by one */</text:p>
      <text:p text:style-name="P1"><text:tab/>for (int i = 0; i &lt; N; i++) {</text:p>
      <text:p text:style-name="P1"><text:tab/><text:tab/>/* Check if the queen can be placed on</text:p>
      <text:p text:style-name="P1"><text:tab/><text:tab/>board[i][col] */</text:p>
      <text:p text:style-name="P1"><text:tab/><text:tab/>if (isSafe(board, i, col)) {</text:p>
      <text:p text:style-name="P1"><text:tab/><text:tab/><text:tab/>/* Place this queen in board[i][col] */</text:p>
      <text:p text:style-name="P1"><text:tab/><text:tab/><text:tab/>board[i][col] = 1;</text:p>
      <text:p text:style-name="P1"/>
      <text:p text:style-name="P1"><text:tab/><text:tab/><text:tab/>/* recur to place rest of the queens */</text:p>
      <text:p text:style-name="P1"><text:tab/><text:tab/><text:tab/>if (solveNQUtil(board, col + 1))</text:p>
      <text:p text:style-name="P1"><text:tab/><text:tab/><text:tab/><text:tab/>return true;</text:p>
      <text:p text:style-name="P1"/>
      <text:p text:style-name="P1"><text:tab/><text:tab/><text:tab/>/* If placing queen in board[i][col]</text:p>
      <text:p text:style-name="P1"><text:tab/><text:tab/><text:tab/>doesn't lead to a solution, then</text:p>
      <text:p text:style-name="P1"><text:tab/><text:tab/><text:tab/>remove queen from board[i][col] */</text:p>
      <text:p text:style-name="P1"><text:tab/><text:tab/><text:tab/>board[i][col] = 0; // BACKTRACK</text:p>
      <text:p text:style-name="P1"><text:tab/><text:tab/>}</text:p>
      <text:p text:style-name="P1"><text:tab/>}</text:p>
      <text:p text:style-name="P1"/>
      <text:p text:style-name="P1"><text:tab/>/* If the queen cannot be placed in any row in</text:p>
      <text:p text:style-name="P1"><text:tab/><text:tab/>this colum col then return false */</text:p>
      <text:p text:style-name="P1"><text:tab/>return false;</text:p>
      <text:p text:style-name="P1">}</text:p>
      <text:p text:style-name="P1"/>
      <text:p text:style-name="P1">/* This function solves the N Queen problem using</text:p>
      <text:p text:style-name="P1">Backtracking. It mainly uses solveNQUtil() to</text:p>
      <text:p text:style-name="P1">solve the problem. It returns false if queens</text:p>
      <text:p text:style-name="P1">cannot be placed, otherwise, return true and</text:p>
      <text:p text:style-name="P1">prints placement of queens in the form of 1s.</text:p>
      <text:p text:style-name="P1">Please note that there may be more than one</text:p>
      <text:p text:style-name="P1">solutions, this function prints one of the</text:p>
      <text:p text:style-name="P1">feasible solutions.*/</text:p>
      <text:p text:style-name="P1">bool solveNQ()</text:p>
      <text:p text:style-name="P1">{</text:p>
      <text:p text:style-name="P1"><text:tab/>int board[N][N] = { { 0, 0, 0, 0 },</text:p>
      <text:p text:style-name="P1"><text:soft-page-break/><text:tab/><text:tab/><text:tab/><text:tab/><text:tab/><text:tab/>{ 0, 0, 0, 0 },</text:p>
      <text:p text:style-name="P1"><text:tab/><text:tab/><text:tab/><text:tab/><text:tab/><text:tab/>{ 0, 0, 0, 0 },</text:p>
      <text:p text:style-name="P1"><text:tab/><text:tab/><text:tab/><text:tab/><text:tab/><text:tab/>{ 0, 0, 0, 0 } };</text:p>
      <text:p text:style-name="P1"/>
      <text:p text:style-name="P1"><text:tab/>if (solveNQUtil(board, 0) == false) {</text:p>
      <text:p text:style-name="P1"><text:tab/><text:tab/>printf("Solution does not exist");</text:p>
      <text:p text:style-name="P1"><text:tab/><text:tab/>return false;</text:p>
      <text:p text:style-name="P1"><text:tab/>}</text:p>
      <text:p text:style-name="P1"/>
      <text:p text:style-name="P1"><text:tab/>printSolution(board);</text:p>
      <text:p text:style-name="P1"><text:tab/>return true;</text:p>
      <text:p text:style-name="P1">}</text:p>
      <text:p text:style-name="P1"/>
      <text:p text:style-name="P1">// driver program to test above function</text:p>
      <text:p text:style-name="P1">int main()</text:p>
      <text:p text:style-name="P1">{</text:p>
      <text:p text:style-name="P1"><text:tab/>solveNQ();</text:p>
      <text:p text:style-name="P1"><text:tab/>return 0;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9T22:10:18.897359151</meta:creation-date>
    <dc:date>2021-10-29T22:15:41.785412714</dc:date>
    <meta:editing-duration>PT5M29S</meta:editing-duration>
    <meta:editing-cycles>1</meta:editing-cycles>
    <meta:document-statistic meta:table-count="0" meta:image-count="0" meta:object-count="0" meta:page-count="4" meta:paragraph-count="118" meta:word-count="633" meta:character-count="3377" meta:non-whitespace-character-count="2669"/>
    <meta:generator>LibreOffice/6.0.7.3$Linux_X86_64 LibreOffice_project/00m0$Build-3</meta:generator>
  </office:meta>
</office:document-meta>
</file>